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706e" officeooo:paragraph-rsid="000970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VS：multi-view-stereo，多视图立体几何，本质上被认为就是图像的深度估计，能实现稠密的3D重建。</text:p>
      <text:p text:style-name="P1">PMVS：增加了快速全局搜索其他图像的最佳匹配，提高了深度估计的效率。</text:p>
      <text:p text:style-name="P1">这些方法能在GPU上并行运行，减少了时间成本。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8T14:00:44.771420198</meta:creation-date>
    <meta:editing-duration>PT53S</meta:editing-duration>
    <meta:editing-cycles>2</meta:editing-cycles>
    <meta:generator>LibreOffice/6.4.7.2$Linux_X86_64 LibreOffice_project/40$Build-2</meta:generator>
    <dc:date>2023-09-18T14:01:36.853980387</dc:date>
    <meta:document-statistic meta:table-count="0" meta:image-count="0" meta:object-count="0" meta:page-count="1" meta:paragraph-count="3" meta:word-count="91" meta:character-count="115" meta:non-whitespace-character-count="115"/>
  </office:meta>
</office:document-meta>
</file>